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" svg:font-family="Courie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</style:style>
    <style:style style:name="P2" style:family="paragraph" style:parent-style-name="Standard" style:master-page-name="PM2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Courier" fo:font-size="12pt" fo:font-weight="bold" style:font-name-asian="Courier" style:font-size-asian="12pt" style:font-weight-asian="bold" style:font-name-complex="Courier" style:font-size-complex="12pt" style:font-weight-complex="bold"/>
    </style:style>
    <style:style style:name="T1" style:family="text">
      <style:text-properties fo:color="#000000" loext:opacity="100%" style:font-name="Courier" fo:font-size="12pt" style:font-name-asian="Courier" style:font-size-asian="12pt" style:font-name-complex="Courier" style:font-size-complex="12pt"/>
    </style:style>
    <style:style style:name="T2" style:family="text">
      <style:text-properties fo:color="#000000" loext:opacity="100%" style:font-name="Courier" fo:font-size="12pt" fo:font-weight="bold" style:font-name-asian="Courier" style:font-size-asian="12pt" style:font-weight-asian="bold" style:font-name-complex="Courier" style:font-size-complex="12pt" style:font-weight-complex="bold"/>
    </style:style>
    <style:style style:name="T3" style:family="text">
      <style:text-properties fo:color="#000000" loext:opacity="100%" style:font-name="Courier" fo:font-size="12pt" style:text-underline-style="solid" style:text-underline-width="auto" style:text-underline-color="font-color" fo:font-weight="bold" style:font-name-asian="Courier" style:font-size-asian="12pt" style:font-weight-asian="bold" style:font-name-complex="Courier" style:font-size-complex="12pt" style:font-weight-complex="bold"/>
    </style:style>
    <style:style style:name="T4" style:family="text">
      <style:text-properties officeooo:rsid="0009db0d"/>
    </style:style>
    <style:style style:name="T5" style:family="text">
      <style:text-properties officeooo:rsid="000a643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"</text:span><text:span text:style-name="T2">THE CROSS...A WAY OF LIVING" <text:s text:c="3"/>2LentB <text:s text:c="3"/>(2/23/97) <text:s text:c="3"/>Mk.8:34</text:span></text:p>
      <text:p text:style-name="P3"><text:s text:c="3"/>Dear friends in Christ, grace &amp; peace...</text:p>
      <text:p text:style-name="P3"/>
      <text:p text:style-name="P3"><text:s text:c="3"/>We live in paradox. <text:s/>For example, look at what is called the most Christian city in the USA, Dallas, Texas. <text:s/>They call it the buckle of the Bible Belt. <text:s/>It has the most millionaires, the worst crime rate and one of the severest poverty rates in America. <text:s/>Yet Dallas has the highest proportion of active and paid-up church members of any city. <text:s/>And these Christians describe themselves in very conservative and very committed terms. <text:s/>How can this be? <text:s/>On the one hand, the ugly reality of the city, and on the other, its outward confession of Christian faith?</text:p>
      <text:p text:style-name="P3"><text:s text:c="3"/>Here’s a clue to the problem. <text:s/>In downtown Dallas a congregation erected an unusual cross on their front lawn. <text:s/>It stood more than 15 feet tall, and pictures of it circulated in newspapers all over the nation. <text:s/>They have been forced by the community to remove it. <text:s/>People said it was too ugly. <text:s/>The cross was made from a car which had been crushed flat in an accident. <text:s/>To this base were welded weapons of violence which had been confiscated by the Dallas police department....rifles and pistols and bayonets and bombs. <text:s/>The base was wrapped in razor wire like that surrounding a prison. <text:s/>It was not an easy cross to look at. <text:s/>People signed petitions to have it removed, contending it was a sacrilege and a desecration of a church lawn. <text:s/>The pastor of the church commented: "I understand the reaction: we do not like to be reminded of the suffering of God for our sin. <text:s/>This is a cross no one wants to see."</text:p>
      <text:p text:style-name="P3"><text:s text:c="4"/>Well, I'm not here to point a finger at Dallas this morning. <text:s/>The finger is pointed at you and me. <text:s/>Jesus presents a cross that we do not want to see. <text:s/>Just as Peter and the disciples rebuked Jesus when he first revealed that cross, we don't want that cross in our lives, either. <text:s/>Jesus tells them his future, a future of suffering, rejection and death. And then he invites them to be a part of this future and to share in that same suffering. <text:s/>No wonder we protest...we don't want to look at this cross. <text:s/>We would rather run the other direction with Peter. <text:s/></text:p>
      <text:p text:style-name="P3"/>
      <text:p text:style-name="P1"><text:span text:style-name="T2"><text:s text:c="3"/>What, for you, is your cross? <text:s/>The 'cross' according to scripture is not some personal problem you have, or some difficulty in your life. <text:s/>Rather, the cross is something you bear </text:span><text:span text:style-name="T3">because</text:span><text:span text:style-name="T2"> you follow Jesus. <text:s/>The cross is thrust on your back because you walk behind Jesus.</text:span></text:p>
      <text:p text:style-name="P3"><text:s text:c="3"/>We preachers are forever tempted to tell people, "If you follow Jesus, things will go better in your marriage.” <text:s/>Or, "If you come to church, then you will be happier and more fulfilled." <text:s/>While those things may be true, Jesus is made into a carrot we dangle in front of people for getting what they want.</text:p>
      <text:p text:style-name="P3"><text:s text:c="3"/>Today Jesus tells us that following him may be the beginning of problems, instead of the end. <text:s/>Indeed, for every person who has been freed from a problem through faith, there is another who faces new problems because of faithfulness. <text:s/>We are called to <text:soft-page-break/>follow Jesus, not because he will make us feel better, but because he is Messiah.</text:p>
      <text:p text:style-name="P3"/>
      <text:p text:style-name="P3"><text:s text:c="3"/>Peter and the disciples become the first of Jesus’ many followers who will raise the question of the foolishness of the cross. <text:s/>Who needs it? <text:s/>It is such a hard teaching that we want to ignore it. <text:s/>If it were not for the tradition <text:span text:style-name="T5">of</text:span> lent and the lectionary listing these hard lessons, we would be likely to just go on praising the Lord year-round, not listening to the hard call of Jesus to take up a cross and follow.</text:p>
      <text:p text:style-name="P3"/>
      <text:p text:style-name="P3"><text:s text:c="3"/>Let me tell you about Christ and another city, Rio de Janeiro. <text:s/>It is perhaps the most beautiful city on earth, with white sand beaches, a fabulous skyline, and surrounding hills. <text:s/>On the tallest hill stands a 120 foot statue of Christ, with arms outstretched. <text:s/>It is called Cristo Redentor, and is visible from anywhere in the city, day or night. <text:s/>Because the statue stands over the center of the city, it is almost impossible to get lost: anything to Jesus’ right is south, anything to his left is north.</text:p>
      <text:p text:style-name="P3">In some ways, Rio seems like paradise...filled with pleasure and beauty that God has created.</text:p>
      <text:p text:style-name="P3"><text:s text:c="4"/>But we need to take a second look at this statue. <text:s/>The pose of Christ the Redeemer is not one of triumph or glory...No, it is a cross-shaped Christ. <text:s/>The arms are stretched out as if nailed to a cross. <text:s/>There is suffering in Rio, too. <text:s/>The mountainsides are covered with thousands of shacks, the muddy tin and tar paper slums, called favelas. <text:s/>Here there are no paved streets, no phones or electricity or running water. <text:s/>Here the poor and forgotten live clinging to the side of the mountain. <text:s/>And then there are the street children, millions of them. <text:s/>Tourists are warned to take nothing with them of value onto the streets. <text:s/>When the crime rate rises too high, the city police hunt down children on the streets and kill them like wild animals. <text:s/>There is trouble in paradise, but Christ and his cross are there.</text:p>
      <text:p text:style-name="P3"><text:s text:c="3"/>Creation and redemption. <text:s/>Beauty and squalor. <text:s/>Rich and poor. <text:s/>Glory and cross. <text:s/>Christ the Redeemer is needed in Rio, and Dallas, and Seymour. <text:s/>And disciples are needed, followers of Jesus who are willing do deny themselves, take up crosses and follow. <text:s/>It is not a pretty choice, but Jesus gives us a strong call to follow and a reminder...”Those who would save their life will lose it . . . and those who lose their life for my sake, and the sake of the gospel, will save it.” <text:s/>The Way of the cross is a way of living. <text:s/>It calls for us to submit to Christ, to put aside our protests, and to follow. <text:s/>May Jesus guide you in that way and in losing your<text:span text:style-name="T4">s</text:span>elf in him, may you find life.</text:p>
      <text:p text:style-name="P3"/>
      <text:p text:style-name="P3">And may the peace of God which passes all understanding keep you one in Christ our Lord. Ame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" svg:font-family="Courie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  <style:master-page style:name="End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dc:date>2021-01-06T20:11:57.272000000</dc:date>
    <meta:editing-duration>PT3M54S</meta:editing-duration>
    <meta:editing-cycles>2</meta:editing-cycles>
    <meta:document-statistic meta:table-count="0" meta:image-count="0" meta:object-count="0" meta:page-count="2" meta:paragraph-count="14" meta:word-count="1025" meta:character-count="5675" meta:non-whitespace-character-count="4561"/>
  </office:meta>
</office:document-meta>
</file>